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7" style:family="table-row">
      <style:table-row-properties style:min-row-height="0.425cm" fo:keep-together="always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47daa9" officeooo:paragraph-rsid="0047daa9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d7d48" officeooo:paragraph-rsid="003d7d48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f9050" officeooo:paragraph-rsid="003f9050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f9050" officeooo:paragraph-rsid="003df052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dcebd" officeooo:paragraph-rsid="003d7d48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79960" officeooo:paragraph-rsid="00479960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7daa9" officeooo:paragraph-rsid="0047daa9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7daa9" officeooo:paragraph-rsid="0048d607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8d607" officeooo:paragraph-rsid="0048d607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a59b6" officeooo:paragraph-rsid="004a59b6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b07c6" officeooo:paragraph-rsid="004b07c6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3f9050" officeooo:paragraph-rsid="000c4175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normal" officeooo:rsid="004440ba" officeooo:paragraph-rsid="004440ba" style:font-size-asian="12pt" style:font-weight-asian="normal" style:font-name-complex="Helvetica" style:font-weight-complex="normal"/>
    </style:style>
    <style:style style:name="P24" style:family="paragraph" style:parent-style-name="Standard">
      <style:paragraph-properties style:snap-to-layout-grid="false"/>
      <style:text-properties style:font-name="Helvetica" fo:font-size="12pt" fo:font-weight="normal" officeooo:rsid="00479960" officeooo:paragraph-rsid="00479960" style:font-size-asian="12pt" style:font-weight-asian="normal" style:font-name-complex="Helvetica" style:font-weight-complex="normal"/>
    </style:style>
    <style:style style:name="P25" style:family="paragraph" style:parent-style-name="Standard">
      <style:paragraph-properties style:snap-to-layout-grid="false"/>
      <style:text-properties style:font-name="Helvetica" fo:font-size="12pt" fo:font-weight="normal" officeooo:rsid="0047daa9" officeooo:paragraph-rsid="004440ba" style:font-size-asian="12pt" style:font-weight-asian="normal" style:font-name-complex="Helvetica" style:font-weight-complex="normal"/>
    </style:style>
    <style:style style:name="P26" style:family="paragraph" style:parent-style-name="Standard">
      <style:paragraph-properties style:snap-to-layout-grid="false"/>
      <style:text-properties style:font-name="Helvetica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92741" officeooo:paragraph-rsid="00492741" style:font-size-asian="12pt" style:font-name-complex="Helvetica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d900b" officeooo:paragraph-rsid="004d900b" style:font-size-asian="12pt" style:font-name-complex="Helvetica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f21a7" officeooo:paragraph-rsid="004f21a7" style:font-size-asian="12pt" style:font-name-complex="Helvetica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Helvetica" officeooo:rsid="004d900b" officeooo:paragraph-rsid="004d900b" style:font-name-complex="Helvetica"/>
    </style:style>
    <style:style style:name="P31" style:family="paragraph" style:parent-style-name="Heading_20_1">
      <style:paragraph-properties style:snap-to-layout-grid="false"/>
      <style:text-properties fo:language="none" fo:country="none" fo:font-weight="bold" officeooo:rsid="002fa0b6" officeooo:paragraph-rsid="002fa0b6" style:language-asian="none" style:country-asian="none" style:font-weight-asian="bold"/>
    </style:style>
    <style:style style:name="P32" style:family="paragraph" style:parent-style-name="Heading_20_1">
      <style:text-properties fo:font-weight="bold" style:font-weight-asian="bold"/>
    </style:style>
    <style:style style:name="P33" style:family="paragraph" style:parent-style-name="Heading_20_1">
      <style:paragraph-properties style:snap-to-layout-grid="false"/>
      <style:text-properties fo:font-weight="bold" style:font-weight-asian="bold"/>
    </style:style>
    <style:style style:name="P34" style:family="paragraph" style:parent-style-name="Heading_20_1">
      <style:text-properties style:font-name="Helvetica" style:font-name-complex="Helvetica"/>
    </style:style>
    <style:style style:name="P3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6" style:family="paragraph" style:parent-style-name="Heading_20_3">
      <style:paragraph-properties style:snap-to-layout-grid="false"/>
      <style:text-properties fo:font-weight="bold" style:font-weight-asian="bold"/>
    </style:style>
    <style:style style:name="P37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8" style:family="paragraph" style:parent-style-name="Heading_20_4">
      <style:text-properties officeooo:paragraph-rsid="003c80bc"/>
    </style:style>
    <style:style style:name="P3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428c38"/>
    </style:style>
    <style:style style:name="T2" style:family="text">
      <style:text-properties officeooo:rsid="0042e655"/>
    </style:style>
    <style:style style:name="T3" style:family="text">
      <style:text-properties officeooo:rsid="0047daa9"/>
    </style:style>
    <style:style style:name="T4" style:family="text">
      <style:text-properties officeooo:rsid="00492741"/>
    </style:style>
    <style:style style:name="T5" style:family="text">
      <style:text-properties officeooo:rsid="004b98f5"/>
    </style:style>
    <style:style style:name="T6" style:family="text">
      <style:text-properties officeooo:rsid="004d900b"/>
    </style:style>
    <style:style style:name="T7" style:family="text">
      <style:text-properties officeooo:rsid="004f21a7"/>
    </style:style>
    <style:style style:name="T8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1" text:outline-level="1">sta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3" text:outline-level="1"/>
          </table:table-cell>
          <table:table-cell table:style-name="Table1.A2" table:number-columns-spanned="2" office:value-type="string">
            <text:h text:style-name="P3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2" text:outline-level="1">Project</text:h>
          </table:table-cell>
          <table:table-cell table:style-name="Table1.A3" table:number-columns-spanned="3" office:value-type="string">
            <text:h text:style-name="P3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<text:span text:style-name="T1">5</text:span>3 <text:s text:c="2"/>/ <text:s/>0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05.01</text:span>.201<text:span text:style-name="T3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22">-<text:span text:style-name="T2">Team meeting</text:span></text:p>
            <text:p text:style-name="P23">-work on calculation iteration control</text:p>
            <text:p text:style-name="P24">-work on not over execution of calculation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38" text:outline-level="4">Problems</text:h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3">-<text:span text:style-name="T3">Go to Sweden</text:span></text:p>
            <text:p text:style-name="P25">-Finish the project implementation</text:p>
            <text:p text:style-name="P25">-Finish the documentation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4" text:outline-level="1">Monday</text:h>
          </table:table-cell>
          <table:table-cell table:style-name="Table4.A2" office:value-type="string">
            <text:p text:style-name="P29">3,5</text:p>
          </table:table-cell>
          <table:table-cell table:style-name="Table4.A2" office:value-type="string">
            <text:p text:style-name="P17">Work on find the problem on some start conditions (3)</text:p>
            <text:p text:style-name="P17">Fast team meeting (<text:span text:style-name="T7">0,5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7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7">5</text:p>
          </table:table-cell>
          <table:table-cell table:style-name="Table4.A2" office:value-type="string">
            <text:p text:style-name="P17">Work on overlapping calculations (5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Some test on remode db (3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20">1<text:span text:style-name="T6">0</text:span></text:p>
          </table:table-cell>
          <table:table-cell table:style-name="Table4.A2" office:value-type="string">
            <text:p text:style-name="P18">Team meeting (<text:span text:style-name="T4">1</text:span>)</text:p>
            <text:p text:style-name="P27">try to fix the NaN problem (<text:span text:style-name="T6">9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28">4,5</text:p>
          </table:table-cell>
          <table:table-cell table:style-name="Table4.A10" office:value-type="string">
            <text:p text:style-name="P16"><text:span text:style-name="T3">W</text:span>eek report (0,5)</text:p>
            <text:p text:style-name="P21">try to fill the remote db (<text:span text:style-name="T5">4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30">26</text:p>
          </table:table-cell>
          <table:table-cell table:style-name="Table4.A11" office:value-type="string">
            <text:p text:style-name="P2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5T22:25:13.359000000</dc:date>
    <meta:print-date>1998-10-09T11:53:00</meta:print-date>
    <meta:editing-cycles>72</meta:editing-cycles>
    <meta:editing-duration>PT5H12M45S</meta:editing-duration>
    <meta:generator>LibreOffice/4.1.3.2$Windows_x86 LibreOffice_project/70feb7d99726f064edab4605a8ab840c50ec57a</meta:generator>
    <meta:document-statistic meta:table-count="4" meta:image-count="3" meta:object-count="0" meta:page-count="2" meta:paragraph-count="46" meta:word-count="114" meta:character-count="646" meta:non-whitespace-character-count="575"/>
  </office:meta>
</office:document-meta>
</file>